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ma-a1-nsb.mlu.xl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ujeto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#utterances</text:p>
          </table:table-cell>
          <table:table-cell office:value-type="string" calcext:value-type="string">
            <text:p>#morphemes</text:p>
          </table:table-cell>
          <table:table-cell office:value-type="string" calcext:value-type="string">
            <text:p>morphemes/utterances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alma-a1-nsb.cha</text:p>
          </table:table-cell>
          <table:table-cell table:formula="of:=LEFT([.A2];FIND(&quot;-&quot;;[.A2])-1)" office:value-type="string" office:string-value="alma" calcext:value-type="string">
            <text:p>alma</text:p>
          </table:table-cell>
          <table:table-cell table:formula="of:=IF(ISERROR(FIND(&quot;nsm&quot;;[.A2]));&quot;nsb&quot;;&quot;nsm&quot;)" office:value-type="string" office:string-value="nsb" calcext:value-type="string">
            <text:p>nsb</text:p>
          </table:table-cell>
          <table:table-cell office:value-type="float" office:value="841" calcext:value-type="float">
            <text:p>841</text:p>
          </table:table-cell>
          <table:table-cell office:value-type="float" office:value="2932" calcext:value-type="float">
            <text:p>2932</text:p>
          </table:table-cell>
          <table:table-cell office:value-type="float" office:value="3.486" calcext:value-type="float">
            <text:p>3.486</text:p>
          </table:table-cell>
          <table:table-cell office:value-type="float" office:value="2.734" calcext:value-type="float">
            <text:p>2.734</text:p>
          </table:table-cell>
        </table:table-row>
        <table:table-row table:style-name="ro1">
          <table:table-cell office:value-type="string" calcext:value-type="string">
            <text:p>amadeol-a1-nsm.cha</text:p>
          </table:table-cell>
          <table:table-cell table:formula="of:=LEFT([.A3];FIND(&quot;-&quot;;[.A3])-1)" office:value-type="string" office:string-value="amadeol" calcext:value-type="string">
            <text:p>amadeol</text:p>
          </table:table-cell>
          <table:table-cell table:formula="of:=IF(ISERROR(FIND(&quot;nsm&quot;;[.A3]));&quot;nsb&quot;;&quot;nsm&quot;)" office:value-type="string" office:string-value="nsm" calcext:value-type="string">
            <text:p>nsm</text:p>
          </table:table-cell>
          <table:table-cell office:value-type="float" office:value="584" calcext:value-type="float">
            <text:p>584</text:p>
          </table:table-cell>
          <table:table-cell office:value-type="float" office:value="2561" calcext:value-type="float">
            <text:p>2561</text:p>
          </table:table-cell>
          <table:table-cell office:value-type="float" office:value="4.385" calcext:value-type="float">
            <text:p>4.38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amanday-a1-nsb.cha</text:p>
          </table:table-cell>
          <table:table-cell table:formula="of:=LEFT([.A4];FIND(&quot;-&quot;;[.A4])-1)" office:value-type="string" office:string-value="amanday" calcext:value-type="string">
            <text:p>amanday</text:p>
          </table:table-cell>
          <table:table-cell table:formula="of:=IF(ISERROR(FIND(&quot;nsm&quot;;[.A4]));&quot;nsb&quot;;&quot;nsm&quot;)" office:value-type="string" office:string-value="nsb" calcext:value-type="string">
            <text:p>nsb</text:p>
          </table:table-cell>
          <table:table-cell office:value-type="float" office:value="417" calcext:value-type="float">
            <text:p>417</text:p>
          </table:table-cell>
          <table:table-cell office:value-type="float" office:value="1953" calcext:value-type="float">
            <text:p>1953</text:p>
          </table:table-cell>
          <table:table-cell office:value-type="float" office:value="4.683" calcext:value-type="float">
            <text:p>4.683</text:p>
          </table:table-cell>
          <table:table-cell office:value-type="float" office:value="3.676" calcext:value-type="float">
            <text:p>3.676</text:p>
          </table:table-cell>
        </table:table-row>
        <table:table-row table:style-name="ro1">
          <table:table-cell office:value-type="string" calcext:value-type="string">
            <text:p>amparol-a1-nsb.cha</text:p>
          </table:table-cell>
          <table:table-cell table:formula="of:=LEFT([.A5];FIND(&quot;-&quot;;[.A5])-1)" office:value-type="string" office:string-value="amparol" calcext:value-type="string">
            <text:p>amparol</text:p>
          </table:table-cell>
          <table:table-cell table:formula="of:=IF(ISERROR(FIND(&quot;nsm&quot;;[.A5]));&quot;nsb&quot;;&quot;nsm&quot;)" office:value-type="string" office:string-value="nsb" calcext:value-type="string">
            <text:p>nsb</text:p>
          </table:table-cell>
          <table:table-cell office:value-type="float" office:value="202" calcext:value-type="float">
            <text:p>202</text:p>
          </table:table-cell>
          <table:table-cell office:value-type="float" office:value="751" calcext:value-type="float">
            <text:p>751</text:p>
          </table:table-cell>
          <table:table-cell office:value-type="float" office:value="3.718" calcext:value-type="float">
            <text:p>3.718</text:p>
          </table:table-cell>
          <table:table-cell office:value-type="float" office:value="3.108" calcext:value-type="float">
            <text:p>3.108</text:p>
          </table:table-cell>
        </table:table-row>
        <table:table-row table:style-name="ro1">
          <table:table-cell office:value-type="string" calcext:value-type="string">
            <text:p>angelinap-a1-nsm.cha</text:p>
          </table:table-cell>
          <table:table-cell table:formula="of:=LEFT([.A6];FIND(&quot;-&quot;;[.A6])-1)" office:value-type="string" office:string-value="angelinap" calcext:value-type="string">
            <text:p>angelinap</text:p>
          </table:table-cell>
          <table:table-cell table:formula="of:=IF(ISERROR(FIND(&quot;nsm&quot;;[.A6]));&quot;nsb&quot;;&quot;nsm&quot;)" office:value-type="string" office:string-value="nsm" calcext:value-type="string">
            <text:p>nsm</text:p>
          </table:table-cell>
          <table:table-cell office:value-type="float" office:value="318" calcext:value-type="float">
            <text:p>318</text:p>
          </table:table-cell>
          <table:table-cell office:value-type="float" office:value="1364" calcext:value-type="float">
            <text:p>1364</text:p>
          </table:table-cell>
          <table:table-cell office:value-type="float" office:value="4.289" calcext:value-type="float">
            <text:p>4.289</text:p>
          </table:table-cell>
          <table:table-cell office:value-type="float" office:value="3.463" calcext:value-type="float">
            <text:p>3.463</text:p>
          </table:table-cell>
        </table:table-row>
        <table:table-row table:style-name="ro1">
          <table:table-cell office:value-type="string" calcext:value-type="string">
            <text:p>biancak-a1-nsb.cha</text:p>
          </table:table-cell>
          <table:table-cell table:formula="of:=LEFT([.A7];FIND(&quot;-&quot;;[.A7])-1)" office:value-type="string" office:string-value="biancak" calcext:value-type="string">
            <text:p>biancak</text:p>
          </table:table-cell>
          <table:table-cell table:formula="of:=IF(ISERROR(FIND(&quot;nsm&quot;;[.A7]));&quot;nsb&quot;;&quot;nsm&quot;)" office:value-type="string" office:string-value="nsb" calcext:value-type="string">
            <text:p>nsb</text:p>
          </table:table-cell>
          <table:table-cell office:value-type="float" office:value="162" calcext:value-type="float">
            <text:p>162</text:p>
          </table:table-cell>
          <table:table-cell office:value-type="float" office:value="660" calcext:value-type="float">
            <text:p>660</text:p>
          </table:table-cell>
          <table:table-cell office:value-type="float" office:value="4.074" calcext:value-type="float">
            <text:p>4.074</text:p>
          </table:table-cell>
          <table:table-cell office:value-type="float" office:value="3.299" calcext:value-type="float">
            <text:p>3.299</text:p>
          </table:table-cell>
        </table:table-row>
        <table:table-row table:style-name="ro1">
          <table:table-cell office:value-type="string" calcext:value-type="string">
            <text:p>camilam-a1-nsm.cha</text:p>
          </table:table-cell>
          <table:table-cell table:formula="of:=LEFT([.A8];FIND(&quot;-&quot;;[.A8])-1)" office:value-type="string" office:string-value="camilam" calcext:value-type="string">
            <text:p>camilam</text:p>
          </table:table-cell>
          <table:table-cell table:formula="of:=IF(ISERROR(FIND(&quot;nsm&quot;;[.A8]));&quot;nsb&quot;;&quot;nsm&quot;)" office:value-type="string" office:string-value="nsm" calcext:value-type="string">
            <text:p>nsm</text:p>
          </table:table-cell>
          <table:table-cell office:value-type="float" office:value="703" calcext:value-type="float">
            <text:p>703</text:p>
          </table:table-cell>
          <table:table-cell office:value-type="float" office:value="3342" calcext:value-type="float">
            <text:p>3342</text:p>
          </table:table-cell>
          <table:table-cell office:value-type="float" office:value="4.754" calcext:value-type="float">
            <text:p>4.754</text:p>
          </table:table-cell>
          <table:table-cell office:value-type="float" office:value="3.671" calcext:value-type="float">
            <text:p>3.671</text:p>
          </table:table-cell>
        </table:table-row>
        <table:table-row table:style-name="ro1">
          <table:table-cell office:value-type="string" calcext:value-type="string">
            <text:p>camilop-a1-nsb.cha</text:p>
          </table:table-cell>
          <table:table-cell table:formula="of:=LEFT([.A9];FIND(&quot;-&quot;;[.A9])-1)" office:value-type="string" office:string-value="camilop" calcext:value-type="string">
            <text:p>camilop</text:p>
          </table:table-cell>
          <table:table-cell table:formula="of:=IF(ISERROR(FIND(&quot;nsm&quot;;[.A9]));&quot;nsb&quot;;&quot;nsm&quot;)" office:value-type="string" office:string-value="nsb" calcext:value-type="string">
            <text:p>nsb</text:p>
          </table:table-cell>
          <table:table-cell office:value-type="float" office:value="81" calcext:value-type="float">
            <text:p>81</text:p>
          </table:table-cell>
          <table:table-cell office:value-type="float" office:value="357" calcext:value-type="float">
            <text:p>357</text:p>
          </table:table-cell>
          <table:table-cell office:value-type="float" office:value="4.407" calcext:value-type="float">
            <text:p>4.407</text:p>
          </table:table-cell>
          <table:table-cell office:value-type="float" office:value="2.989" calcext:value-type="float">
            <text:p>2.989</text:p>
          </table:table-cell>
        </table:table-row>
        <table:table-row table:style-name="ro1">
          <table:table-cell office:value-type="string" calcext:value-type="string">
            <text:p>catalinap-a1-nsm.cha</text:p>
          </table:table-cell>
          <table:table-cell table:formula="of:=LEFT([.A10];FIND(&quot;-&quot;;[.A10])-1)" office:value-type="string" office:string-value="catalinap" calcext:value-type="string">
            <text:p>catalinap</text:p>
          </table:table-cell>
          <table:table-cell table:formula="of:=IF(ISERROR(FIND(&quot;nsm&quot;;[.A10]));&quot;nsb&quot;;&quot;nsm&quot;)" office:value-type="string" office:string-value="nsm" calcext:value-type="string">
            <text:p>nsm</text:p>
          </table:table-cell>
          <table:table-cell office:value-type="float" office:value="402" calcext:value-type="float">
            <text:p>402</text:p>
          </table:table-cell>
          <table:table-cell office:value-type="float" office:value="1398" calcext:value-type="float">
            <text:p>1398</text:p>
          </table:table-cell>
          <table:table-cell office:value-type="float" office:value="3.478" calcext:value-type="float">
            <text:p>3.478</text:p>
          </table:table-cell>
          <table:table-cell office:value-type="float" office:value="2.702" calcext:value-type="float">
            <text:p>2.702</text:p>
          </table:table-cell>
        </table:table-row>
        <table:table-row table:style-name="ro1">
          <table:table-cell office:value-type="string" calcext:value-type="string">
            <text:p>cielor-a1-nsb.cha</text:p>
          </table:table-cell>
          <table:table-cell table:formula="of:=LEFT([.A11];FIND(&quot;-&quot;;[.A11])-1)" office:value-type="string" office:string-value="cielor" calcext:value-type="string">
            <text:p>cielor</text:p>
          </table:table-cell>
          <table:table-cell table:formula="of:=IF(ISERROR(FIND(&quot;nsm&quot;;[.A11]));&quot;nsb&quot;;&quot;nsm&quot;)" office:value-type="string" office:string-value="nsb" calcext:value-type="string">
            <text:p>nsb</text:p>
          </table:table-cell>
          <table:table-cell office:value-type="float" office:value="93" calcext:value-type="float">
            <text:p>93</text:p>
          </table:table-cell>
          <table:table-cell office:value-type="float" office:value="440" calcext:value-type="float">
            <text:p>440</text:p>
          </table:table-cell>
          <table:table-cell office:value-type="float" office:value="4.731" calcext:value-type="float">
            <text:p>4.731</text:p>
          </table:table-cell>
          <table:table-cell office:value-type="float" office:value="3.526" calcext:value-type="float">
            <text:p>3.526</text:p>
          </table:table-cell>
        </table:table-row>
        <table:table-row table:style-name="ro1">
          <table:table-cell office:value-type="string" calcext:value-type="string">
            <text:p>dantec-a1-nsm.cha</text:p>
          </table:table-cell>
          <table:table-cell table:formula="of:=LEFT([.A12];FIND(&quot;-&quot;;[.A12])-1)" office:value-type="string" office:string-value="dantec" calcext:value-type="string">
            <text:p>dantec</text:p>
          </table:table-cell>
          <table:table-cell table:formula="of:=IF(ISERROR(FIND(&quot;nsm&quot;;[.A12]));&quot;nsb&quot;;&quot;nsm&quot;)" office:value-type="string" office:string-value="nsm" calcext:value-type="string">
            <text:p>nsm</text:p>
          </table:table-cell>
          <table:table-cell office:value-type="float" office:value="350" calcext:value-type="float">
            <text:p>350</text:p>
          </table:table-cell>
          <table:table-cell office:value-type="float" office:value="1613" calcext:value-type="float">
            <text:p>1613</text:p>
          </table:table-cell>
          <table:table-cell office:value-type="float" office:value="4.609" calcext:value-type="float">
            <text:p>4.609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 office:value-type="string" calcext:value-type="string">
            <text:p>dantep-a1-nsm.cha</text:p>
          </table:table-cell>
          <table:table-cell table:formula="of:=LEFT([.A13];FIND(&quot;-&quot;;[.A13])-1)" office:value-type="string" office:string-value="dantep" calcext:value-type="string">
            <text:p>dantep</text:p>
          </table:table-cell>
          <table:table-cell table:formula="of:=IF(ISERROR(FIND(&quot;nsm&quot;;[.A13]));&quot;nsb&quot;;&quot;nsm&quot;)" office:value-type="string" office:string-value="nsm" calcext:value-type="string">
            <text:p>nsm</text:p>
          </table:table-cell>
          <table:table-cell office:value-type="float" office:value="532" calcext:value-type="float">
            <text:p>532</text:p>
          </table:table-cell>
          <table:table-cell office:value-type="float" office:value="3362" calcext:value-type="float">
            <text:p>3362</text:p>
          </table:table-cell>
          <table:table-cell office:value-type="float" office:value="6.32" calcext:value-type="float">
            <text:p>6.32</text:p>
          </table:table-cell>
          <table:table-cell office:value-type="float" office:value="4.614" calcext:value-type="float">
            <text:p>4.614</text:p>
          </table:table-cell>
        </table:table-row>
        <table:table-row table:style-name="ro1">
          <table:table-cell office:value-type="string" calcext:value-type="string">
            <text:p>demianm-a1-nsb.cha</text:p>
          </table:table-cell>
          <table:table-cell table:formula="of:=LEFT([.A14];FIND(&quot;-&quot;;[.A14])-1)" office:value-type="string" office:string-value="demianm" calcext:value-type="string">
            <text:p>demianm</text:p>
          </table:table-cell>
          <table:table-cell table:formula="of:=IF(ISERROR(FIND(&quot;nsm&quot;;[.A14]));&quot;nsb&quot;;&quot;nsm&quot;)" office:value-type="string" office:string-value="nsb" calcext:value-type="string">
            <text:p>nsb</text:p>
          </table:table-cell>
          <table:table-cell office:value-type="float" office:value="213" calcext:value-type="float">
            <text:p>213</text:p>
          </table:table-cell>
          <table:table-cell office:value-type="float" office:value="661" calcext:value-type="float">
            <text:p>661</text:p>
          </table:table-cell>
          <table:table-cell office:value-type="float" office:value="3.103" calcext:value-type="float">
            <text:p>3.103</text:p>
          </table:table-cell>
          <table:table-cell office:value-type="float" office:value="1.967" calcext:value-type="float">
            <text:p>1.967</text:p>
          </table:table-cell>
        </table:table-row>
        <table:table-row table:style-name="ro1">
          <table:table-cell office:value-type="string" calcext:value-type="string">
            <text:p>dianag-a1-nsb.cha</text:p>
          </table:table-cell>
          <table:table-cell table:formula="of:=LEFT([.A15];FIND(&quot;-&quot;;[.A15])-1)" office:value-type="string" office:string-value="dianag" calcext:value-type="string">
            <text:p>dianag</text:p>
          </table:table-cell>
          <table:table-cell table:formula="of:=IF(ISERROR(FIND(&quot;nsm&quot;;[.A15]));&quot;nsb&quot;;&quot;nsm&quot;)" office:value-type="string" office:string-value="nsb" calcext:value-type="string">
            <text:p>nsb</text:p>
          </table:table-cell>
          <table:table-cell office:value-type="float" office:value="263" calcext:value-type="float">
            <text:p>263</text:p>
          </table:table-cell>
          <table:table-cell office:value-type="float" office:value="1364" calcext:value-type="float">
            <text:p>1364</text:p>
          </table:table-cell>
          <table:table-cell office:value-type="float" office:value="5.186" calcext:value-type="float">
            <text:p>5.186</text:p>
          </table:table-cell>
          <table:table-cell office:value-type="float" office:value="6.236" calcext:value-type="float">
            <text:p>6.236</text:p>
          </table:table-cell>
        </table:table-row>
        <table:table-row table:style-name="ro1">
          <table:table-cell office:value-type="string" calcext:value-type="string">
            <text:p>donatow-a1-nsm.cha</text:p>
          </table:table-cell>
          <table:table-cell table:formula="of:=LEFT([.A16];FIND(&quot;-&quot;;[.A16])-1)" office:value-type="string" office:string-value="donatow" calcext:value-type="string">
            <text:p>donatow</text:p>
          </table:table-cell>
          <table:table-cell table:formula="of:=IF(ISERROR(FIND(&quot;nsm&quot;;[.A16]));&quot;nsb&quot;;&quot;nsm&quot;)" office:value-type="string" office:string-value="nsm" calcext:value-type="string">
            <text:p>nsm</text:p>
          </table:table-cell>
          <table:table-cell office:value-type="float" office:value="305" calcext:value-type="float">
            <text:p>305</text:p>
          </table:table-cell>
          <table:table-cell office:value-type="float" office:value="1373" calcext:value-type="float">
            <text:p>1373</text:p>
          </table:table-cell>
          <table:table-cell office:value-type="float" office:value="4.502" calcext:value-type="float">
            <text:p>4.502</text:p>
          </table:table-cell>
          <table:table-cell office:value-type="float" office:value="3.552" calcext:value-type="float">
            <text:p>3.552</text:p>
          </table:table-cell>
        </table:table-row>
        <table:table-row table:style-name="ro1">
          <table:table-cell office:value-type="string" calcext:value-type="string">
            <text:p>facundoa-a1-nsm.cha</text:p>
          </table:table-cell>
          <table:table-cell table:formula="of:=LEFT([.A17];FIND(&quot;-&quot;;[.A17])-1)" office:value-type="string" office:string-value="facundoa" calcext:value-type="string">
            <text:p>facundoa</text:p>
          </table:table-cell>
          <table:table-cell table:formula="of:=IF(ISERROR(FIND(&quot;nsm&quot;;[.A17]));&quot;nsb&quot;;&quot;nsm&quot;)" office:value-type="string" office:string-value="nsm" calcext:value-type="string">
            <text:p>nsm</text:p>
          </table:table-cell>
          <table:table-cell office:value-type="float" office:value="646" calcext:value-type="float">
            <text:p>646</text:p>
          </table:table-cell>
          <table:table-cell office:value-type="float" office:value="2104" calcext:value-type="float">
            <text:p>2104</text:p>
          </table:table-cell>
          <table:table-cell office:value-type="float" office:value="3.257" calcext:value-type="float">
            <text:p>3.257</text:p>
          </table:table-cell>
          <table:table-cell office:value-type="float" office:value="2.643" calcext:value-type="float">
            <text:p>2.643</text:p>
          </table:table-cell>
        </table:table-row>
        <table:table-row table:style-name="ro1">
          <table:table-cell office:value-type="string" calcext:value-type="string">
            <text:p>francescal-a1-nsm.cha</text:p>
          </table:table-cell>
          <table:table-cell table:formula="of:=LEFT([.A18];FIND(&quot;-&quot;;[.A18])-1)" office:value-type="string" office:string-value="francescal" calcext:value-type="string">
            <text:p>francescal</text:p>
          </table:table-cell>
          <table:table-cell table:formula="of:=IF(ISERROR(FIND(&quot;nsm&quot;;[.A18]));&quot;nsb&quot;;&quot;nsm&quot;)" office:value-type="string" office:string-value="nsm" calcext:value-type="string">
            <text:p>nsm</text:p>
          </table:table-cell>
          <table:table-cell office:value-type="float" office:value="498" calcext:value-type="float">
            <text:p>498</text:p>
          </table:table-cell>
          <table:table-cell office:value-type="float" office:value="1912" calcext:value-type="float">
            <text:p>1912</text:p>
          </table:table-cell>
          <table:table-cell office:value-type="float" office:value="3.839" calcext:value-type="float">
            <text:p>3.839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string" calcext:value-type="string">
            <text:p>francescam-a1-nsm.cha</text:p>
          </table:table-cell>
          <table:table-cell table:formula="of:=LEFT([.A19];FIND(&quot;-&quot;;[.A19])-1)" office:value-type="string" office:string-value="francescam" calcext:value-type="string">
            <text:p>francescam</text:p>
          </table:table-cell>
          <table:table-cell table:formula="of:=IF(ISERROR(FIND(&quot;nsm&quot;;[.A19]));&quot;nsb&quot;;&quot;nsm&quot;)" office:value-type="string" office:string-value="nsm" calcext:value-type="string">
            <text:p>nsm</text:p>
          </table:table-cell>
          <table:table-cell office:value-type="float" office:value="266" calcext:value-type="float">
            <text:p>266</text:p>
          </table:table-cell>
          <table:table-cell office:value-type="float" office:value="1387" calcext:value-type="float">
            <text:p>1387</text:p>
          </table:table-cell>
          <table:table-cell office:value-type="float" office:value="5.214" calcext:value-type="float">
            <text:p>5.214</text:p>
          </table:table-cell>
          <table:table-cell office:value-type="float" office:value="4.711" calcext:value-type="float">
            <text:p>4.711</text:p>
          </table:table-cell>
        </table:table-row>
        <table:table-row table:style-name="ro1">
          <table:table-cell office:value-type="string" calcext:value-type="string">
            <text:p>franciscoa-a1-nsb.cha</text:p>
          </table:table-cell>
          <table:table-cell table:formula="of:=LEFT([.A20];FIND(&quot;-&quot;;[.A20])-1)" office:value-type="string" office:string-value="franciscoa" calcext:value-type="string">
            <text:p>franciscoa</text:p>
          </table:table-cell>
          <table:table-cell table:formula="of:=IF(ISERROR(FIND(&quot;nsm&quot;;[.A20]));&quot;nsb&quot;;&quot;nsm&quot;)" office:value-type="string" office:string-value="nsb" calcext:value-type="string">
            <text:p>nsb</text:p>
          </table:table-cell>
          <table:table-cell office:value-type="float" office:value="70" calcext:value-type="float">
            <text:p>70</text:p>
          </table:table-cell>
          <table:table-cell office:value-type="float" office:value="259" calcext:value-type="float">
            <text:p>259</text:p>
          </table:table-cell>
          <table:table-cell office:value-type="float" office:value="3.7" calcext:value-type="float">
            <text:p>3.7</text:p>
          </table:table-cell>
          <table:table-cell office:value-type="float" office:value="2.968" calcext:value-type="float">
            <text:p>2.968</text:p>
          </table:table-cell>
        </table:table-row>
        <table:table-row table:style-name="ro1">
          <table:table-cell office:value-type="string" calcext:value-type="string">
            <text:p>franciscop-a1-nsb.cha</text:p>
          </table:table-cell>
          <table:table-cell table:formula="of:=LEFT([.A21];FIND(&quot;-&quot;;[.A21])-1)" office:value-type="string" office:string-value="franciscop" calcext:value-type="string">
            <text:p>franciscop</text:p>
          </table:table-cell>
          <table:table-cell table:formula="of:=IF(ISERROR(FIND(&quot;nsm&quot;;[.A21]));&quot;nsb&quot;;&quot;nsm&quot;)" office:value-type="string" office:string-value="nsb" calcext:value-type="string">
            <text:p>nsb</text:p>
          </table:table-cell>
          <table:table-cell office:value-type="float" office:value="243" calcext:value-type="float">
            <text:p>243</text:p>
          </table:table-cell>
          <table:table-cell office:value-type="float" office:value="936" calcext:value-type="float">
            <text:p>936</text:p>
          </table:table-cell>
          <table:table-cell office:value-type="float" office:value="3.852" calcext:value-type="float">
            <text:p>3.852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string" calcext:value-type="string">
            <text:p>gael-a1-nsb.cha</text:p>
          </table:table-cell>
          <table:table-cell table:formula="of:=LEFT([.A22];FIND(&quot;-&quot;;[.A22])-1)" office:value-type="string" office:string-value="gael" calcext:value-type="string">
            <text:p>gael</text:p>
          </table:table-cell>
          <table:table-cell table:formula="of:=IF(ISERROR(FIND(&quot;nsm&quot;;[.A22]));&quot;nsb&quot;;&quot;nsm&quot;)" office:value-type="string" office:string-value="nsb" calcext:value-type="string">
            <text:p>nsb</text:p>
          </table:table-cell>
          <table:table-cell office:value-type="float" office:value="266" calcext:value-type="float">
            <text:p>266</text:p>
          </table:table-cell>
          <table:table-cell office:value-type="float" office:value="930" calcext:value-type="float">
            <text:p>930</text:p>
          </table:table-cell>
          <table:table-cell office:value-type="float" office:value="3.496" calcext:value-type="float">
            <text:p>3.496</text:p>
          </table:table-cell>
          <table:table-cell office:value-type="float" office:value="2.291" calcext:value-type="float">
            <text:p>2.291</text:p>
          </table:table-cell>
        </table:table-row>
        <table:table-row table:style-name="ro1">
          <table:table-cell office:value-type="string" calcext:value-type="string">
            <text:p>hannam-a1-nsb.cha</text:p>
          </table:table-cell>
          <table:table-cell table:formula="of:=LEFT([.A23];FIND(&quot;-&quot;;[.A23])-1)" office:value-type="string" office:string-value="hannam" calcext:value-type="string">
            <text:p>hannam</text:p>
          </table:table-cell>
          <table:table-cell table:formula="of:=IF(ISERROR(FIND(&quot;nsm&quot;;[.A23]));&quot;nsb&quot;;&quot;nsm&quot;)" office:value-type="string" office:string-value="nsb" calcext:value-type="string">
            <text:p>nsb</text:p>
          </table:table-cell>
          <table:table-cell office:value-type="float" office:value="298" calcext:value-type="float">
            <text:p>298</text:p>
          </table:table-cell>
          <table:table-cell office:value-type="float" office:value="1221" calcext:value-type="float">
            <text:p>1221</text:p>
          </table:table-cell>
          <table:table-cell office:value-type="float" office:value="4.097" calcext:value-type="float">
            <text:p>4.097</text:p>
          </table:table-cell>
          <table:table-cell office:value-type="float" office:value="2.846" calcext:value-type="float">
            <text:p>2.846</text:p>
          </table:table-cell>
        </table:table-row>
        <table:table-row table:style-name="ro1">
          <table:table-cell office:value-type="string" calcext:value-type="string">
            <text:p>helenitab-a1-nsm.cha</text:p>
          </table:table-cell>
          <table:table-cell table:formula="of:=LEFT([.A24];FIND(&quot;-&quot;;[.A24])-1)" office:value-type="string" office:string-value="helenitab" calcext:value-type="string">
            <text:p>helenitab</text:p>
          </table:table-cell>
          <table:table-cell table:formula="of:=IF(ISERROR(FIND(&quot;nsm&quot;;[.A24]));&quot;nsb&quot;;&quot;nsm&quot;)" office:value-type="string" office:string-value="nsm" calcext:value-type="string">
            <text:p>nsm</text:p>
          </table:table-cell>
          <table:table-cell office:value-type="float" office:value="592" calcext:value-type="float">
            <text:p>592</text:p>
          </table:table-cell>
          <table:table-cell office:value-type="float" office:value="4686" calcext:value-type="float">
            <text:p>4686</text:p>
          </table:table-cell>
          <table:table-cell office:value-type="float" office:value="7.916" calcext:value-type="float">
            <text:p>7.916</text:p>
          </table:table-cell>
          <table:table-cell office:value-type="float" office:value="6.483" calcext:value-type="float">
            <text:p>6.483</text:p>
          </table:table-cell>
        </table:table-row>
        <table:table-row table:style-name="ro1">
          <table:table-cell office:value-type="string" calcext:value-type="string">
            <text:p>juanpablos-a1-nsm.cha</text:p>
          </table:table-cell>
          <table:table-cell table:formula="of:=LEFT([.A25];FIND(&quot;-&quot;;[.A25])-1)" office:value-type="string" office:string-value="juanpablos" calcext:value-type="string">
            <text:p>juanpablos</text:p>
          </table:table-cell>
          <table:table-cell table:formula="of:=IF(ISERROR(FIND(&quot;nsm&quot;;[.A25]));&quot;nsb&quot;;&quot;nsm&quot;)" office:value-type="string" office:string-value="nsm" calcext:value-type="string">
            <text:p>nsm</text:p>
          </table:table-cell>
          <table:table-cell office:value-type="float" office:value="227" calcext:value-type="float">
            <text:p>227</text:p>
          </table:table-cell>
          <table:table-cell office:value-type="float" office:value="892" calcext:value-type="float">
            <text:p>892</text:p>
          </table:table-cell>
          <table:table-cell office:value-type="float" office:value="3.93" calcext:value-type="float">
            <text:p>3.93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juliaa-a1-nsm.cha</text:p>
          </table:table-cell>
          <table:table-cell table:formula="of:=LEFT([.A26];FIND(&quot;-&quot;;[.A26])-1)" office:value-type="string" office:string-value="juliaa" calcext:value-type="string">
            <text:p>juliaa</text:p>
          </table:table-cell>
          <table:table-cell table:formula="of:=IF(ISERROR(FIND(&quot;nsm&quot;;[.A26]));&quot;nsb&quot;;&quot;nsm&quot;)" office:value-type="string" office:string-value="nsm" calcext:value-type="string">
            <text:p>nsm</text:p>
          </table:table-cell>
          <table:table-cell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  <table:table-cell office:value-type="float" office:value="3.857" calcext:value-type="float">
            <text:p>3.857</text:p>
          </table:table-cell>
          <table:table-cell office:value-type="float" office:value="2.642" calcext:value-type="float">
            <text:p>2.642</text:p>
          </table:table-cell>
        </table:table-row>
        <table:table-row table:style-name="ro1">
          <table:table-cell office:value-type="string" calcext:value-type="string">
            <text:p>julietap-a1-nsm.cha</text:p>
          </table:table-cell>
          <table:table-cell table:formula="of:=LEFT([.A27];FIND(&quot;-&quot;;[.A27])-1)" office:value-type="string" office:string-value="julietap" calcext:value-type="string">
            <text:p>julietap</text:p>
          </table:table-cell>
          <table:table-cell table:formula="of:=IF(ISERROR(FIND(&quot;nsm&quot;;[.A27]));&quot;nsb&quot;;&quot;nsm&quot;)" office:value-type="string" office:string-value="nsm" calcext:value-type="string">
            <text:p>nsm</text:p>
          </table:table-cell>
          <table:table-cell office:value-type="float" office:value="136" calcext:value-type="float">
            <text:p>136</text:p>
          </table:table-cell>
          <table:table-cell office:value-type="float" office:value="598" calcext:value-type="float">
            <text:p>598</text:p>
          </table:table-cell>
          <table:table-cell office:value-type="float" office:value="4.397" calcext:value-type="float">
            <text:p>4.397</text:p>
          </table:table-cell>
          <table:table-cell office:value-type="float" office:value="3.505" calcext:value-type="float">
            <text:p>3.505</text:p>
          </table:table-cell>
        </table:table-row>
        <table:table-row table:style-name="ro1">
          <table:table-cell office:value-type="string" calcext:value-type="string">
            <text:p>lisandroh-a1-nsm.cha</text:p>
          </table:table-cell>
          <table:table-cell table:formula="of:=LEFT([.A28];FIND(&quot;-&quot;;[.A28])-1)" office:value-type="string" office:string-value="lisandroh" calcext:value-type="string">
            <text:p>lisandroh</text:p>
          </table:table-cell>
          <table:table-cell table:formula="of:=IF(ISERROR(FIND(&quot;nsm&quot;;[.A28]));&quot;nsb&quot;;&quot;nsm&quot;)" office:value-type="string" office:string-value="nsm" calcext:value-type="string">
            <text:p>nsm</text:p>
          </table:table-cell>
          <table:table-cell office:value-type="float" office:value="743" calcext:value-type="float">
            <text:p>743</text:p>
          </table:table-cell>
          <table:table-cell office:value-type="float" office:value="4124" calcext:value-type="float">
            <text:p>4124</text:p>
          </table:table-cell>
          <table:table-cell office:value-type="float" office:value="5.55" calcext:value-type="float">
            <text:p>5.55</text:p>
          </table:table-cell>
          <table:table-cell office:value-type="float" office:value="4.046" calcext:value-type="float">
            <text:p>4.046</text:p>
          </table:table-cell>
        </table:table-row>
        <table:table-row table:style-name="ro1">
          <table:table-cell office:value-type="string" calcext:value-type="string">
            <text:p>lucasyoelp-a1-nsb.cha</text:p>
          </table:table-cell>
          <table:table-cell table:formula="of:=LEFT([.A29];FIND(&quot;-&quot;;[.A29])-1)" office:value-type="string" office:string-value="lucasyoelp" calcext:value-type="string">
            <text:p>lucasyoelp</text:p>
          </table:table-cell>
          <table:table-cell table:formula="of:=IF(ISERROR(FIND(&quot;nsm&quot;;[.A29]));&quot;nsb&quot;;&quot;nsm&quot;)" office:value-type="string" office:string-value="nsb" calcext:value-type="string">
            <text:p>nsb</text:p>
          </table:table-cell>
          <table:table-cell office:value-type="float" office:value="355" calcext:value-type="float">
            <text:p>355</text:p>
          </table:table-cell>
          <table:table-cell office:value-type="float" office:value="1953" calcext:value-type="float">
            <text:p>1953</text:p>
          </table:table-cell>
          <table:table-cell office:value-type="float" office:value="5.501" calcext:value-type="float">
            <text:p>5.501</text:p>
          </table:table-cell>
          <table:table-cell office:value-type="float" office:value="4.431" calcext:value-type="float">
            <text:p>4.431</text:p>
          </table:table-cell>
        </table:table-row>
        <table:table-row table:style-name="ro1">
          <table:table-cell office:value-type="string" calcext:value-type="string">
            <text:p>lucianal-a1-nsb.cha</text:p>
          </table:table-cell>
          <table:table-cell table:formula="of:=LEFT([.A30];FIND(&quot;-&quot;;[.A30])-1)" office:value-type="string" office:string-value="lucianal" calcext:value-type="string">
            <text:p>lucianal</text:p>
          </table:table-cell>
          <table:table-cell table:formula="of:=IF(ISERROR(FIND(&quot;nsm&quot;;[.A30]));&quot;nsb&quot;;&quot;nsm&quot;)" office:value-type="string" office:string-value="nsb" calcext:value-type="string">
            <text:p>nsb</text:p>
          </table:table-cell>
          <table:table-cell office:value-type="float" office:value="136" calcext:value-type="float">
            <text:p>136</text:p>
          </table:table-cell>
          <table:table-cell office:value-type="float" office:value="640" calcext:value-type="float">
            <text:p>640</text:p>
          </table:table-cell>
          <table:table-cell office:value-type="float" office:value="4.706" calcext:value-type="float">
            <text:p>4.706</text:p>
          </table:table-cell>
          <table:table-cell office:value-type="float" office:value="3.517" calcext:value-type="float">
            <text:p>3.517</text:p>
          </table:table-cell>
        </table:table-row>
        <table:table-row table:style-name="ro1">
          <table:table-cell office:value-type="string" calcext:value-type="string">
            <text:p>lucior-a1-nsm.cha</text:p>
          </table:table-cell>
          <table:table-cell table:formula="of:=LEFT([.A31];FIND(&quot;-&quot;;[.A31])-1)" office:value-type="string" office:string-value="lucior" calcext:value-type="string">
            <text:p>lucior</text:p>
          </table:table-cell>
          <table:table-cell table:formula="of:=IF(ISERROR(FIND(&quot;nsm&quot;;[.A31]));&quot;nsb&quot;;&quot;nsm&quot;)" office:value-type="string" office:string-value="nsm" calcext:value-type="string">
            <text:p>nsm</text:p>
          </table:table-cell>
          <table:table-cell office:value-type="float" office:value="788" calcext:value-type="float">
            <text:p>788</text:p>
          </table:table-cell>
          <table:table-cell office:value-type="float" office:value="6189" calcext:value-type="float">
            <text:p>6189</text:p>
          </table:table-cell>
          <table:table-cell office:value-type="float" office:value="7.854" calcext:value-type="float">
            <text:p>7.854</text:p>
          </table:table-cell>
          <table:table-cell office:value-type="float" office:value="6.233" calcext:value-type="float">
            <text:p>6.233</text:p>
          </table:table-cell>
        </table:table-row>
        <table:table-row table:style-name="ro1">
          <table:table-cell office:value-type="string" calcext:value-type="string">
            <text:p>maileno-a1-nsb.cha</text:p>
          </table:table-cell>
          <table:table-cell table:formula="of:=LEFT([.A32];FIND(&quot;-&quot;;[.A32])-1)" office:value-type="string" office:string-value="maileno" calcext:value-type="string">
            <text:p>maileno</text:p>
          </table:table-cell>
          <table:table-cell table:formula="of:=IF(ISERROR(FIND(&quot;nsm&quot;;[.A32]));&quot;nsb&quot;;&quot;nsm&quot;)" office:value-type="string" office:string-value="nsb" calcext:value-type="string">
            <text:p>nsb</text:p>
          </table:table-cell>
          <table:table-cell office:value-type="float" office:value="425" calcext:value-type="float">
            <text:p>425</text:p>
          </table:table-cell>
          <table:table-cell office:value-type="float" office:value="1796" calcext:value-type="float">
            <text:p>1796</text:p>
          </table:table-cell>
          <table:table-cell office:value-type="float" office:value="4.226" calcext:value-type="float">
            <text:p>4.226</text:p>
          </table:table-cell>
          <table:table-cell office:value-type="float" office:value="3.543" calcext:value-type="float">
            <text:p>3.543</text:p>
          </table:table-cell>
        </table:table-row>
        <table:table-row table:style-name="ro1">
          <table:table-cell office:value-type="string" calcext:value-type="string">
            <text:p>manuelc-a1-nsm.cha</text:p>
          </table:table-cell>
          <table:table-cell table:formula="of:=LEFT([.A33];FIND(&quot;-&quot;;[.A33])-1)" office:value-type="string" office:string-value="manuelc" calcext:value-type="string">
            <text:p>manuelc</text:p>
          </table:table-cell>
          <table:table-cell table:formula="of:=IF(ISERROR(FIND(&quot;nsm&quot;;[.A33]));&quot;nsb&quot;;&quot;nsm&quot;)" office:value-type="string" office:string-value="nsm" calcext:value-type="string">
            <text:p>nsm</text:p>
          </table:table-cell>
          <table:table-cell office:value-type="float" office:value="283" calcext:value-type="float">
            <text:p>283</text:p>
          </table:table-cell>
          <table:table-cell office:value-type="float" office:value="1265" calcext:value-type="float">
            <text:p>1265</text:p>
          </table:table-cell>
          <table:table-cell office:value-type="float" office:value="4.47" calcext:value-type="float">
            <text:p>4.47</text:p>
          </table:table-cell>
          <table:table-cell office:value-type="float" office:value="3.808" calcext:value-type="float">
            <text:p>3.808</text:p>
          </table:table-cell>
        </table:table-row>
        <table:table-row table:style-name="ro1">
          <table:table-cell office:value-type="string" calcext:value-type="string">
            <text:p>nicolasb-a1-nsm.cha</text:p>
          </table:table-cell>
          <table:table-cell table:formula="of:=LEFT([.A34];FIND(&quot;-&quot;;[.A34])-1)" office:value-type="string" office:string-value="nicolasb" calcext:value-type="string">
            <text:p>nicolasb</text:p>
          </table:table-cell>
          <table:table-cell table:formula="of:=IF(ISERROR(FIND(&quot;nsm&quot;;[.A34]));&quot;nsb&quot;;&quot;nsm&quot;)" office:value-type="string" office:string-value="nsm" calcext:value-type="string">
            <text:p>nsm</text:p>
          </table:table-cell>
          <table:table-cell office:value-type="float" office:value="158" calcext:value-type="float">
            <text:p>158</text:p>
          </table:table-cell>
          <table:table-cell office:value-type="float" office:value="592" calcext:value-type="float">
            <text:p>592</text:p>
          </table:table-cell>
          <table:table-cell office:value-type="float" office:value="3.747" calcext:value-type="float">
            <text:p>3.747</text:p>
          </table:table-cell>
          <table:table-cell office:value-type="float" office:value="2.408" calcext:value-type="float">
            <text:p>2.408</text:p>
          </table:table-cell>
        </table:table-row>
        <table:table-row table:style-name="ro1">
          <table:table-cell office:value-type="string" calcext:value-type="string">
            <text:p>nicolask-a1-nsm.cha</text:p>
          </table:table-cell>
          <table:table-cell table:formula="of:=LEFT([.A35];FIND(&quot;-&quot;;[.A35])-1)" office:value-type="string" office:string-value="nicolask" calcext:value-type="string">
            <text:p>nicolask</text:p>
          </table:table-cell>
          <table:table-cell table:formula="of:=IF(ISERROR(FIND(&quot;nsm&quot;;[.A35]));&quot;nsb&quot;;&quot;nsm&quot;)" office:value-type="string" office:string-value="nsm" calcext:value-type="string">
            <text:p>nsm</text:p>
          </table:table-cell>
          <table:table-cell office:value-type="float" office:value="292" calcext:value-type="float">
            <text:p>292</text:p>
          </table:table-cell>
          <table:table-cell office:value-type="float" office:value="1372" calcext:value-type="float">
            <text:p>1372</text:p>
          </table:table-cell>
          <table:table-cell office:value-type="float" office:value="4.699" calcext:value-type="float">
            <text:p>4.699</text:p>
          </table:table-cell>
          <table:table-cell office:value-type="float" office:value="2.754" calcext:value-type="float">
            <text:p>2.754</text:p>
          </table:table-cell>
        </table:table-row>
        <table:table-row table:style-name="ro1">
          <table:table-cell office:value-type="string" calcext:value-type="string">
            <text:p>oliviaa-a1-nsm.cha</text:p>
          </table:table-cell>
          <table:table-cell table:formula="of:=LEFT([.A36];FIND(&quot;-&quot;;[.A36])-1)" office:value-type="string" office:string-value="oliviaa" calcext:value-type="string">
            <text:p>oliviaa</text:p>
          </table:table-cell>
          <table:table-cell table:formula="of:=IF(ISERROR(FIND(&quot;nsm&quot;;[.A36]));&quot;nsb&quot;;&quot;nsm&quot;)" office:value-type="string" office:string-value="nsm" calcext:value-type="string">
            <text:p>nsm</text:p>
          </table:table-cell>
          <table:table-cell office:value-type="float" office:value="649" calcext:value-type="float">
            <text:p>649</text:p>
          </table:table-cell>
          <table:table-cell office:value-type="float" office:value="2661" calcext:value-type="float">
            <text:p>2661</text:p>
          </table:table-cell>
          <table:table-cell office:value-type="float" office:value="4.1" calcext:value-type="float">
            <text:p>4.1</text:p>
          </table:table-cell>
          <table:table-cell office:value-type="float" office:value="3.017" calcext:value-type="float">
            <text:p>3.017</text:p>
          </table:table-cell>
        </table:table-row>
        <table:table-row table:style-name="ro1">
          <table:table-cell office:value-type="string" calcext:value-type="string">
            <text:p>pedrov-a1-nsm.cha</text:p>
          </table:table-cell>
          <table:table-cell table:formula="of:=LEFT([.A37];FIND(&quot;-&quot;;[.A37])-1)" office:value-type="string" office:string-value="pedrov" calcext:value-type="string">
            <text:p>pedrov</text:p>
          </table:table-cell>
          <table:table-cell table:formula="of:=IF(ISERROR(FIND(&quot;nsm&quot;;[.A37]));&quot;nsb&quot;;&quot;nsm&quot;)" office:value-type="string" office:string-value="nsm" calcext:value-type="string">
            <text:p>nsm</text:p>
          </table:table-cell>
          <table:table-cell office:value-type="float" office:value="674" calcext:value-type="float">
            <text:p>674</text:p>
          </table:table-cell>
          <table:table-cell office:value-type="float" office:value="2925" calcext:value-type="float">
            <text:p>2925</text:p>
          </table:table-cell>
          <table:table-cell office:value-type="float" office:value="4.34" calcext:value-type="float">
            <text:p>4.34</text:p>
          </table:table-cell>
          <table:table-cell office:value-type="float" office:value="3.644" calcext:value-type="float">
            <text:p>3.644</text:p>
          </table:table-cell>
        </table:table-row>
        <table:table-row table:style-name="ro1">
          <table:table-cell office:value-type="string" calcext:value-type="string">
            <text:p>santinol-a1-nsb.cha</text:p>
          </table:table-cell>
          <table:table-cell table:formula="of:=LEFT([.A38];FIND(&quot;-&quot;;[.A38])-1)" office:value-type="string" office:string-value="santinol" calcext:value-type="string">
            <text:p>santinol</text:p>
          </table:table-cell>
          <table:table-cell table:formula="of:=IF(ISERROR(FIND(&quot;nsm&quot;;[.A38]));&quot;nsb&quot;;&quot;nsm&quot;)" office:value-type="string" office:string-value="nsb" calcext:value-type="string">
            <text:p>nsb</text:p>
          </table:table-cell>
          <table:table-cell office:value-type="float" office:value="181" calcext:value-type="float">
            <text:p>181</text:p>
          </table:table-cell>
          <table:table-cell office:value-type="float" office:value="693" calcext:value-type="float">
            <text:p>693</text:p>
          </table:table-cell>
          <table:table-cell office:value-type="float" office:value="3.829" calcext:value-type="float">
            <text:p>3.829</text:p>
          </table:table-cell>
          <table:table-cell office:value-type="float" office:value="2.476" calcext:value-type="float">
            <text:p>2.476</text:p>
          </table:table-cell>
        </table:table-row>
        <table:table-row table:style-name="ro1">
          <table:table-cell office:value-type="string" calcext:value-type="string">
            <text:p>ummae-a1-nsb.cha</text:p>
          </table:table-cell>
          <table:table-cell table:formula="of:=LEFT([.A39];FIND(&quot;-&quot;;[.A39])-1)" office:value-type="string" office:string-value="ummae" calcext:value-type="string">
            <text:p>ummae</text:p>
          </table:table-cell>
          <table:table-cell table:formula="of:=IF(ISERROR(FIND(&quot;nsm&quot;;[.A39]));&quot;nsb&quot;;&quot;nsm&quot;)" office:value-type="string" office:string-value="nsb" calcext:value-type="string">
            <text:p>nsb</text:p>
          </table:table-cell>
          <table:table-cell office:value-type="float" office:value="89" calcext:value-type="float">
            <text:p>89</text:p>
          </table:table-cell>
          <table:table-cell office:value-type="float" office:value="302" calcext:value-type="float">
            <text:p>302</text:p>
          </table:table-cell>
          <table:table-cell office:value-type="float" office:value="3.393" calcext:value-type="float">
            <text:p>3.393</text:p>
          </table:table-cell>
          <table:table-cell office:value-type="float" office:value="2.144" calcext:value-type="float">
            <text:p>2.144</text:p>
          </table:table-cell>
        </table:table-row>
        <table:table-row table:style-name="ro1">
          <table:table-cell office:value-type="string" calcext:value-type="string">
            <text:p>ummaq-a1-nsb.cha</text:p>
          </table:table-cell>
          <table:table-cell table:formula="of:=LEFT([.A40];FIND(&quot;-&quot;;[.A40])-1)" office:value-type="string" office:string-value="ummaq" calcext:value-type="string">
            <text:p>ummaq</text:p>
          </table:table-cell>
          <table:table-cell table:formula="of:=IF(ISERROR(FIND(&quot;nsm&quot;;[.A40]));&quot;nsb&quot;;&quot;nsm&quot;)" office:value-type="string" office:string-value="nsb" calcext:value-type="string">
            <text:p>nsb</text:p>
          </table:table-cell>
          <table:table-cell office:value-type="float" office:value="141" calcext:value-type="float">
            <text:p>141</text:p>
          </table:table-cell>
          <table:table-cell office:value-type="float" office:value="413" calcext:value-type="float">
            <text:p>413</text:p>
          </table:table-cell>
          <table:table-cell office:value-type="float" office:value="2.929" calcext:value-type="float">
            <text:p>2.929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string" calcext:value-type="string">
            <text:p>valentinos-a1-nsb.cha</text:p>
          </table:table-cell>
          <table:table-cell table:formula="of:=LEFT([.A41];FIND(&quot;-&quot;;[.A41])-1)" office:value-type="string" office:string-value="valentinos" calcext:value-type="string">
            <text:p>valentinos</text:p>
          </table:table-cell>
          <table:table-cell table:formula="of:=IF(ISERROR(FIND(&quot;nsm&quot;;[.A41]));&quot;nsb&quot;;&quot;nsm&quot;)" office:value-type="string" office:string-value="nsb" calcext:value-type="string">
            <text:p>nsb</text:p>
          </table:table-cell>
          <table:table-cell office:value-type="float" office:value="240" calcext:value-type="float">
            <text:p>240</text:p>
          </table:table-cell>
          <table:table-cell office:value-type="float" office:value="826" calcext:value-type="float">
            <text:p>826</text:p>
          </table:table-cell>
          <table:table-cell office:value-type="float" office:value="3.442" calcext:value-type="float">
            <text:p>3.442</text:p>
          </table:table-cell>
          <table:table-cell office:value-type="float" office:value="2.953" calcext:value-type="float">
            <text:p>2.953</text:p>
          </table:table-cell>
        </table:table-row>
        <table:table-row table:style-name="ro1">
          <table:table-cell office:value-type="string" calcext:value-type="string">
            <text:p>verag-a1-nsm.cha</text:p>
          </table:table-cell>
          <table:table-cell table:formula="of:=LEFT([.A42];FIND(&quot;-&quot;;[.A42])-1)" office:value-type="string" office:string-value="verag" calcext:value-type="string">
            <text:p>verag</text:p>
          </table:table-cell>
          <table:table-cell table:formula="of:=IF(ISERROR(FIND(&quot;nsm&quot;;[.A42]));&quot;nsb&quot;;&quot;nsm&quot;)" office:value-type="string" office:string-value="nsm" calcext:value-type="string">
            <text:p>nsm</text:p>
          </table:table-cell>
          <table:table-cell office:value-type="float" office:value="575" calcext:value-type="float">
            <text:p>575</text:p>
          </table:table-cell>
          <table:table-cell office:value-type="float" office:value="2937" calcext:value-type="float">
            <text:p>2937</text:p>
          </table:table-cell>
          <table:table-cell office:value-type="float" office:value="5.108" calcext:value-type="float">
            <text:p>5.108</text:p>
          </table:table-cell>
          <table:table-cell office:value-type="float" office:value="4.094" calcext:value-type="float">
            <text:p>4.094</text:p>
          </table:table-cell>
        </table:table-row>
        <table:table-row table:style-name="ro1">
          <table:table-cell office:value-type="string" calcext:value-type="string">
            <text:p>zoer-a1-nsb.cha</text:p>
          </table:table-cell>
          <table:table-cell table:formula="of:=LEFT([.A43];FIND(&quot;-&quot;;[.A43])-1)" office:value-type="string" office:string-value="zoer" calcext:value-type="string">
            <text:p>zoer</text:p>
          </table:table-cell>
          <table:table-cell table:formula="of:=IF(ISERROR(FIND(&quot;nsm&quot;;[.A43]));&quot;nsb&quot;;&quot;nsm&quot;)" office:value-type="string" office:string-value="nsb" calcext:value-type="string">
            <text:p>nsb</text:p>
          </table:table-cell>
          <table:table-cell office:value-type="float" office:value="187" calcext:value-type="float">
            <text:p>187</text:p>
          </table:table-cell>
          <table:table-cell office:value-type="float" office:value="1090" calcext:value-type="float">
            <text:p>1090</text:p>
          </table:table-cell>
          <table:table-cell office:value-type="float" office:value="5.829" calcext:value-type="float">
            <text:p>5.829</text:p>
          </table:table-cell>
          <table:table-cell office:value-type="float" office:value="5.716" calcext:value-type="float">
            <text:p>5.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7:48:11.176093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0T17:48:44.320164070</dc:date>
    <meta:editing-duration>PT1M42S</meta:editing-duration>
    <meta:editing-cycles>2</meta:editing-cycles>
    <meta:generator>LibreOffice/6.4.7.2$Linux_X86_64 LibreOffice_project/40$Build-2</meta:generator>
    <meta:document-statistic meta:table-count="1" meta:cell-count="301" meta:object-count="0"/>
  </office:meta>
</office:document-meta>
</file>